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ecfc3" officeooo:paragraph-rsid="000ecfc3"/>
    </style:style>
    <style:style style:name="P2" style:family="paragraph" style:parent-style-name="Text_20_body">
      <style:text-properties officeooo:rsid="00127fad" officeooo:paragraph-rsid="00127fad"/>
    </style:style>
    <style:style style:name="P3" style:family="paragraph" style:parent-style-name="Text_20_body">
      <style:text-properties officeooo:rsid="001280c9" officeooo:paragraph-rsid="001280c9"/>
    </style:style>
    <style:style style:name="P4" style:family="paragraph" style:parent-style-name="Text_20_body">
      <style:text-properties officeooo:rsid="0010f6d6" officeooo:paragraph-rsid="0010f6d6"/>
    </style:style>
    <style:style style:name="P5" style:family="paragraph" style:parent-style-name="Text_20_body">
      <style:text-properties officeooo:rsid="001352d0" officeooo:paragraph-rsid="001352d0"/>
    </style:style>
    <style:style style:name="P6" style:family="paragraph" style:parent-style-name="Text_20_body">
      <style:text-properties officeooo:rsid="0014877e" officeooo:paragraph-rsid="0014877e"/>
    </style:style>
    <style:style style:name="P7" style:family="paragraph" style:parent-style-name="Text_20_body">
      <style:text-properties officeooo:rsid="001689ce" officeooo:paragraph-rsid="001689ce"/>
    </style:style>
    <style:style style:name="P8" style:family="paragraph" style:parent-style-name="Text_20_body">
      <style:text-properties officeooo:rsid="00177a44" officeooo:paragraph-rsid="00177a44"/>
    </style:style>
    <style:style style:name="P9" style:family="paragraph" style:parent-style-name="Text_20_body">
      <style:text-properties officeooo:rsid="0019297a" officeooo:paragraph-rsid="0019297a"/>
    </style:style>
    <style:style style:name="P10" style:family="paragraph" style:parent-style-name="Text_20_body">
      <style:text-properties officeooo:rsid="001a4e94" officeooo:paragraph-rsid="001a4e94"/>
    </style:style>
    <style:style style:name="P11" style:family="paragraph" style:parent-style-name="Text_20_body">
      <style:text-properties officeooo:rsid="001c163d" officeooo:paragraph-rsid="001c163d"/>
    </style:style>
    <style:style style:name="P12" style:family="paragraph" style:parent-style-name="Text_20_body">
      <style:text-properties officeooo:rsid="001d8e03" officeooo:paragraph-rsid="001d8e03"/>
    </style:style>
    <style:style style:name="P13" style:family="paragraph" style:parent-style-name="Text_20_body">
      <style:text-properties officeooo:rsid="001f4ea4" officeooo:paragraph-rsid="001f4ea4"/>
    </style:style>
    <style:style style:name="P14" style:family="paragraph" style:parent-style-name="Text_20_body">
      <style:text-properties officeooo:rsid="00218155" officeooo:paragraph-rsid="00218155"/>
    </style:style>
    <style:style style:name="P15" style:family="paragraph" style:parent-style-name="Text_20_body">
      <style:text-properties officeooo:rsid="00222191" officeooo:paragraph-rsid="00222191"/>
    </style:style>
    <style:style style:name="P16" style:family="paragraph" style:parent-style-name="Text_20_body">
      <style:text-properties officeooo:rsid="00242ce6" officeooo:paragraph-rsid="00242ce6"/>
    </style:style>
    <style:style style:name="P17" style:family="paragraph" style:parent-style-name="Text_20_body">
      <style:text-properties officeooo:rsid="002437ab" officeooo:paragraph-rsid="002437ab"/>
    </style:style>
    <style:style style:name="P18" style:family="paragraph" style:parent-style-name="Text_20_body">
      <style:text-properties officeooo:rsid="0024de7a" officeooo:paragraph-rsid="0024de7a"/>
    </style:style>
    <style:style style:name="P19" style:family="paragraph" style:parent-style-name="Text_20_body">
      <style:text-properties officeooo:rsid="00260841" officeooo:paragraph-rsid="00260841"/>
    </style:style>
    <style:style style:name="P20" style:family="paragraph" style:parent-style-name="Text_20_body">
      <style:text-properties officeooo:rsid="0026d8d3" officeooo:paragraph-rsid="0026d8d3"/>
    </style:style>
    <style:style style:name="P21" style:family="paragraph" style:parent-style-name="Text_20_body">
      <style:text-properties officeooo:rsid="00279276" officeooo:paragraph-rsid="00279276"/>
    </style:style>
    <style:style style:name="P22" style:family="paragraph" style:parent-style-name="Text_20_body">
      <style:text-properties officeooo:rsid="00287cd0" officeooo:paragraph-rsid="00287cd0"/>
    </style:style>
    <style:style style:name="P23" style:family="paragraph" style:parent-style-name="Text_20_body">
      <style:text-properties officeooo:rsid="002b7dec" officeooo:paragraph-rsid="002b7dec"/>
    </style:style>
    <style:style style:name="P24" style:family="paragraph" style:parent-style-name="Text_20_body">
      <style:text-properties officeooo:rsid="002ce83d" officeooo:paragraph-rsid="002ce83d"/>
    </style:style>
    <style:style style:name="P25" style:family="paragraph" style:parent-style-name="Text_20_body">
      <style:text-properties officeooo:rsid="002dba58" officeooo:paragraph-rsid="002dba58"/>
    </style:style>
    <style:style style:name="P26" style:family="paragraph" style:parent-style-name="Text_20_body">
      <style:text-properties officeooo:rsid="003415dc" officeooo:paragraph-rsid="003415dc"/>
    </style:style>
    <style:style style:name="P27" style:family="paragraph" style:parent-style-name="Text_20_body">
      <style:text-properties officeooo:rsid="00355008" officeooo:paragraph-rsid="00355008"/>
    </style:style>
    <style:style style:name="P28" style:family="paragraph" style:parent-style-name="Text_20_body">
      <style:text-properties officeooo:rsid="0038c6d2" officeooo:paragraph-rsid="0038c6d2"/>
    </style:style>
    <style:style style:name="P29" style:family="paragraph" style:parent-style-name="Text_20_body">
      <style:text-properties officeooo:rsid="003926f6" officeooo:paragraph-rsid="003926f6"/>
    </style:style>
    <style:style style:name="P30" style:family="paragraph" style:parent-style-name="Text_20_body">
      <style:text-properties officeooo:rsid="003af6c7" officeooo:paragraph-rsid="003af6c7"/>
    </style:style>
    <style:style style:name="P31" style:family="paragraph" style:parent-style-name="Text_20_body" style:list-style-name="L1">
      <style:text-properties officeooo:rsid="002ce83d" officeooo:paragraph-rsid="002ce83d"/>
    </style:style>
    <style:style style:name="P32" style:family="paragraph" style:parent-style-name="Text_20_body" style:list-style-name="L1">
      <style:text-properties officeooo:rsid="003664d0" officeooo:paragraph-rsid="003664d0"/>
    </style:style>
    <style:style style:name="P33" style:family="paragraph" style:parent-style-name="Text_20_body" style:list-style-name="L2">
      <style:text-properties officeooo:rsid="00127fad" officeooo:paragraph-rsid="00127fad"/>
    </style:style>
    <style:style style:name="P34" style:family="paragraph" style:parent-style-name="Text_20_body" style:list-style-name="L2">
      <style:text-properties officeooo:rsid="001280c9" officeooo:paragraph-rsid="001280c9"/>
    </style:style>
    <style:style style:name="P35" style:family="paragraph" style:parent-style-name="Text_20_body" style:list-style-name="L2">
      <style:text-properties officeooo:rsid="00158017" officeooo:paragraph-rsid="00158017"/>
    </style:style>
    <style:style style:name="P36" style:family="paragraph" style:parent-style-name="Text_20_body" style:list-style-name="L3">
      <style:text-properties officeooo:rsid="0024de7a" officeooo:paragraph-rsid="0024de7a"/>
    </style:style>
    <style:style style:name="P37" style:family="paragraph" style:parent-style-name="Text_20_body" style:list-style-name="L4">
      <style:text-properties officeooo:rsid="003415dc" officeooo:paragraph-rsid="003415dc"/>
    </style:style>
    <style:style style:name="P38" style:family="paragraph" style:parent-style-name="Text_20_body">
      <style:text-properties officeooo:rsid="003ca7a5" officeooo:paragraph-rsid="003ca7a5"/>
    </style:style>
    <style:style style:name="P39" style:family="paragraph" style:parent-style-name="Text_20_body">
      <style:text-properties officeooo:rsid="00404d2f" officeooo:paragraph-rsid="00404d2f"/>
    </style:style>
    <style:style style:name="P40" style:family="paragraph" style:parent-style-name="Heading_20_3">
      <style:text-properties officeooo:rsid="001689ce" officeooo:paragraph-rsid="001689ce"/>
    </style:style>
    <style:style style:name="P41" style:family="paragraph" style:parent-style-name="Heading_20_3">
      <style:text-properties officeooo:rsid="000ecfc3" officeooo:paragraph-rsid="000ecfc3"/>
    </style:style>
    <style:style style:name="T1" style:family="text">
      <style:text-properties officeooo:rsid="0010f6d6"/>
    </style:style>
    <style:style style:name="T2" style:family="text">
      <style:text-properties officeooo:rsid="001280c9"/>
    </style:style>
    <style:style style:name="T3" style:family="text">
      <style:text-properties officeooo:rsid="001352d0"/>
    </style:style>
    <style:style style:name="T4" style:family="text">
      <style:text-properties officeooo:rsid="0014877e"/>
    </style:style>
    <style:style style:name="T5" style:family="text">
      <style:text-properties officeooo:rsid="00158017"/>
    </style:style>
    <style:style style:name="T6" style:family="text">
      <style:text-properties officeooo:rsid="000ecfc3"/>
    </style:style>
    <style:style style:name="T7" style:family="text">
      <style:text-properties officeooo:rsid="0018a3b4"/>
    </style:style>
    <style:style style:name="T8" style:family="text">
      <style:text-properties officeooo:rsid="0019297a"/>
    </style:style>
    <style:style style:name="T9" style:family="text">
      <style:text-properties officeooo:rsid="001c163d"/>
    </style:style>
    <style:style style:name="T10" style:family="text">
      <style:text-properties officeooo:rsid="001c1a01"/>
    </style:style>
    <style:style style:name="T11" style:family="text">
      <style:text-properties officeooo:rsid="001d8e03"/>
    </style:style>
    <style:style style:name="T12" style:family="text">
      <style:text-properties officeooo:rsid="001f4ea4"/>
    </style:style>
    <style:style style:name="T13" style:family="text">
      <style:text-properties officeooo:rsid="0020db3c"/>
    </style:style>
    <style:style style:name="T14" style:family="text">
      <style:text-properties officeooo:rsid="00222191"/>
    </style:style>
    <style:style style:name="T15" style:family="text">
      <style:text-properties officeooo:rsid="00232553"/>
    </style:style>
    <style:style style:name="T16" style:family="text">
      <style:text-properties officeooo:rsid="002437ab"/>
    </style:style>
    <style:style style:name="T17" style:family="text">
      <style:text-properties officeooo:rsid="002a37ca"/>
    </style:style>
    <style:style style:name="T18" style:family="text">
      <style:text-properties officeooo:rsid="002ca9c2"/>
    </style:style>
    <style:style style:name="T19" style:family="text">
      <style:text-properties officeooo:rsid="0031b282"/>
    </style:style>
    <style:style style:name="T20" style:family="text">
      <style:text-properties officeooo:rsid="0033de4e"/>
    </style:style>
    <style:style style:name="T21" style:family="text">
      <style:text-properties officeooo:rsid="00366b61"/>
    </style:style>
    <style:style style:name="T22" style:family="text">
      <style:text-properties officeooo:rsid="0036bf3f"/>
    </style:style>
    <style:style style:name="T23" style:family="text">
      <style:text-properties officeooo:rsid="003893b1"/>
    </style:style>
    <style:style style:name="T24" style:family="text">
      <style:text-properties officeooo:rsid="0038c6d2"/>
    </style:style>
    <style:style style:name="T25" style:family="text">
      <style:text-properties officeooo:rsid="00398599"/>
    </style:style>
    <style:style style:name="T26" style:family="text">
      <style:text-properties officeooo:rsid="003ca7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to-Day Diary of the CNC Project</text:h>
      <text:p text:style-name="P1">Brad Needham, <text:span text:style-name="T1">b</text:span>egun November 6, 2015</text:p>
      <text:h text:style-name="P40" text:outline-level="3">Summary</text:h>
      <text:p text:style-name="P7">I want to build the CNC machine in <text:span text:style-name="T6">"Build your own CNC machine" by James Floyd Kelly and Patrick Hood-Daniel </text:span><text:a xlink:type="simple" xlink:href="http://www.amazon.com/Build-Your-Machine-Technology-Action/dp/1430224894" text:style-name="Internet_20_link" text:visited-style-name="Visited_20_Internet_20_Link"><text:span text:style-name="T6">http://www.amazon.com/Build-Your-Machine-Technology-Action/dp/1430224894</text:span></text:a></text:p>
      <text:p text:style-name="P7"/>
      <text:p text:style-name="P25">So far I've bought many of the mechanical parts and the 4 sheets of 3/4" x 2' x 4' MDF. I've experimented a bit with the rail assemblies and trimmed the X axis sheets a bit. <text:s/><text:span text:style-name="T22">My drill press has arrived, and I'm in the midst of building a table for it so I can drill the CNC pieces.</text:span></text:p>
      <text:h text:style-name="Heading_20_3" text:outline-level="3">Corrections/changes from the book</text:h>
      <text:p text:style-name="P24">(see the parts list for details)</text:p>
      <text:list xml:id="list7875064857781733669" text:style-name="L1">
        <text:list-item>
          <text:p text:style-name="P31">The 1/4" x 1" bolts for the rail <text:span text:style-name="T22">assemblies</text:span> should <text:span text:style-name="T23">instead</text:span> be 5/16" <text:span text:style-name="T23">diameter</text:span> x 3/4" <text:span text:style-name="T23">long.</text:span></text:p>
        </text:list-item>
        <text:list-item>
          <text:p text:style-name="P31">The 1" bolts that hold the two X axis bed pieces together should <text:span text:style-name="T24">instead </text:span>be 1 and 1/4", to grip more of the doubled 3/4" MDF. <text:s/><text:span text:style-name="T24">3/4" washers under the nuts distribute the pressure a bit.</text:span></text:p>
        </text:list-item>
        <text:list-item>
          <text:p text:style-name="P32">X-axis rails should be 1" outside measure on a side; all other aluminum rail should be 3/4". <text:span text:style-name="T22">The book often omits the width of the rail.</text:span></text:p>
        </text:list-item>
      </text:list>
      <text:h text:style-name="P41" text:outline-level="3">Sometime in October, <text:span text:style-name="T16">2015</text:span> – bought and read a DIY CNC book</text:h>
      <text:p text:style-name="P1">Bought "Build your own CNC machine" by James Floyd Kelly and Patrick Hood-Daniel <text:a xlink:type="simple" xlink:href="http://www.amazon.com/Build-Your-Machine-Technology-Action/dp/1430224894" text:style-name="Internet_20_link" text:visited-style-name="Visited_20_Internet_20_Link">http://www.amazon.com/Build-Your-Machine-Technology-Action/dp/1430224894</text:a>. <text:s/>It's a 3 axis screw-drive CNC machine intended for woodworking. <text:s/>It's made from 2 sheets of 3/4" MDF (not particle-board).</text:p>
      <text:p text:style-name="P2">A few things that <text:span text:style-name="T2">make me want to build a CNC machine:</text:span></text:p>
      <text:list xml:id="list6103994496599265991" text:style-name="L2">
        <text:list-item>
          <text:p text:style-name="P33"><text:a xlink:type="simple" xlink:href="https://www.youtube.com/watch?v=mJ-TZvFpY58" text:style-name="Internet_20_link" text:visited-style-name="Visited_20_Internet_20_Link">https://www.youtube.com/watch?v=mJ-TZvFpY58</text:a> shows a very low-tech CNC machine. At about 13:30, it shows various things you can do by attaching different devices to your CNC: labeling with an indelible marker, etching glass, <text:span text:style-name="T2">cutting gears from plastic.</text:span></text:p>
        </text:list-item>
        <text:list-item>
          <text:p text:style-name="P34"><text:a xlink:type="simple" xlink:href="https://www.youtube.com/watch?v=8K9zDiaS4mw" text:style-name="Internet_20_link" text:visited-style-name="Visited_20_Internet_20_Link">https://www.youtube.com/watch?v=8K9zDiaS4mw</text:a> shows using a CNC machine to etch a small circuit board.</text:p>
        </text:list-item>
        <text:list-item>
          <text:p text:style-name="P34">You can easily route wooden signs.</text:p>
        </text:list-item>
        <text:list-item>
          <text:p text:style-name="P35">A while ago I read an article on using a CNC router to cut styrofoam Halloween headstones.</text:p>
        </text:list-item>
        <text:list-item>
          <text:p text:style-name="P34">You can easily route Christmas ornaments <text:span text:style-name="T5">with designs </text:span>similar to scrollsaw designs.</text:p>
        </text:list-item>
        <text:list-item>
          <text:p text:style-name="P34">Routing would be an alternative to sending designs to a laser cutter.</text:p>
        </text:list-item>
      </text:list>
      <text:p text:style-name="P4"/>
      <text:p text:style-name="P3">The book doesn't go into the software toolchain much, so I need to figure out what software tools to use (design, CAM, and control software).</text:p>
      <text:p text:style-name="P3">The electronics the book shows seem old (parallel port based). <text:span text:style-name="T3">I'd like to build an Arduino controller instead. I'm concerned about dust getting into a controlling laptop, so I might explore a wireless </text:span><text:soft-page-break/><text:span text:style-name="T3">interface from the PC to Arduino, such as Bluetooth.</text:span></text:p>
      <text:p text:style-name="P6">I learned that MDF is very different from particle board.</text:p>
      <text:h text:style-name="Heading_20_3" text:outline-level="3">November 6, 2015 – searching for <text:span text:style-name="T9">rail </text:span>bearings</text:h>
      <text:p text:style-name="P5">The book has what looks like a typo when describing the parts needed for a linear rail: it talks about 5/16" bore bearings, 5/16" taps, but then says that the bolt for the hole and the bearing should be a 1/4" <text:span text:style-name="T4">diameter</text:span> bolt.</text:p>
      <text:p text:style-name="P5">Because of that typo, I plan to decide what bearings to use, then let that choice dictate the bolts, nuts, and taps needed.</text:p>
      <text:p text:style-name="P5">The web site of the book, <text:a xlink:type="simple" xlink:href="https://buildyourcnc.com/bearingsproducts.aspx" text:style-name="Internet_20_link" text:visited-style-name="Visited_20_Internet_20_Link">https://buildyourcnc.com/bearingsproducts.aspx</text:a>, offers 5/16" inner diameter, approximately 1/4" thick, and "approximately" outside diameter of 7/8" bearings. <text:s/>I've had some trouble finding those.</text:p>
      <text:p text:style-name="P5">Converting to metric in hopes of finding the bearings:</text:p>
      <text:p text:style-name="P5">5/16" = 7.9mm inside diameter</text:p>
      <text:p text:style-name="P5">1/4" = 6.3mm thickness</text:p>
      <text:p text:style-name="P5">7/8" = 22.2mm outside diameter</text:p>
      <text:p text:style-name="P6"><text:a xlink:type="simple" xlink:href="http://www.thebigbearingstore.com/radial-ball-bearings/" text:style-name="Internet_20_link" text:visited-style-name="Visited_20_Internet_20_Link">http://www.thebigbearingstore.com/radial-ball-bearings/</text:a> offers a variety of sealed, radial ball bearings.</text:p>
      <text:p text:style-name="P6"><text:a xlink:type="simple" xlink:href="http://www.thebigbearingstore.com/1605-2rs-1605-zz-radial-ball-bearing-5-16-bore/" text:style-name="Internet_20_link" text:visited-style-name="Visited_20_Internet_20_Link">http://www.thebigbearingstore.com/1605-2rs-1605-zz-radial-ball-bearing-5-16-bore/</text:a> has 5/16" inner diameter, 29/32" outer diameter, and 5/16" width bearings. <text:s/>That's close. <text:s/>The 2RS suffix is for sealed bearings, which should keep the sawdust out better than shielded bearings. They're $1.80 each in quantities of 24.</text:p>
      <text:h text:style-name="Heading_20_3" text:outline-level="3">November 7, 2015 – Ordered <text:span text:style-name="T7">5/16" </text:span>bearings, <text:span text:style-name="T8">drill press</text:span></text:h>
      <text:p text:style-name="P8">Ordered 5 bearings from Big Bearing Store .com.</text:p>
      <text:p text:style-name="P9">Ordered a JET Floor-Mount Drill Press, Model JDP-15MF.</text:p>
      <text:p text:style-name="P10">Bought a 2'x4' sheet of 3/4" MDF at Woodcraft, to practice some of the trickier attachment methods on.</text:p>
      <text:h text:style-name="Heading_20_3" text:outline-level="3">November 10, 2015 – <text:span text:style-name="T11">Ordered</text:span> Lead Screw bearings</text:h>
      <text:p text:style-name="P11">Each lead screw is suspended on 2 bearings that have 1/2" inner diameter and 1 1/8" outer diameter.</text:p>
      <text:p text:style-name="P11">R8-2RS Radial Ball Bearing 1/2" Bore match that inner and outer diameter spec, and are about 1/3" thick (0.3125"). <text:s/><text:a xlink:type="simple" xlink:href="http://www.thebigbearingstore.com/r8-2rs-r8-zz-radial-ball-bearing-1-2-bore/" text:style-name="Internet_20_link" text:visited-style-name="Visited_20_Internet_20_Link">http://www.thebigbearingstore.com/r8-2rs-r8-zz-radial-ball-bearing-1-2-bore/</text:a> $1.86 per.</text:p>
      <text:p text:style-name="P11">Ordered 6 of them from Big Bearing Store .com.</text:p>
      <text:p text:style-name="P11"><text:span text:style-name="T10">Next</text:span> I need to find the corresponding lead screw: 1/2", 13 threads per inch, 8 feet in length.</text:p>
      <text:h text:style-name="Heading_20_3" text:outline-level="3">November 1<text:span text:style-name="T12">1</text:span>, 2015 – <text:span text:style-name="T11">Assembling</text:span> the parts list</text:h>
      <text:p text:style-name="P12">In looking over the book again, I became so confused <text:s/>about what parts and drill bits are required that I started a parts/tools list. <text:s/>Found that the book is more of a guidebook than a recipe. <text:s/>The threads specs of bolts and nuts are often omitted – I assume because the book describes the critical dimensions and leaves the rest up to you. <text:s/>The critical measurements of some parts are embedded in the narrative. <text:s/></text:p>
      <text:p text:style-name="P12"><text:soft-page-break/>Right now I'm having trouble finding the width of right-angle aluminum rail to use for the X-axis Bearing Rail Assembly. <text:s/>The text talks about 3/4", 1", and 1 1/4" rail in general, but I haven't yet found the width to use for the X-axis bearing assembly.</text:p>
      <text:h text:style-name="Heading_20_3" text:outline-level="3">November 12, 2015 – More parts</text:h>
      <text:p text:style-name="P13"><text:span text:style-name="T13">Continuing to read the book to assemble the parts and tools list</text:span>. <text:s/><text:span text:style-name="T13">I'm now 2/3rds done (x and y axis, z axis is yet to do).</text:span></text:p>
      <text:p text:style-name="P13">Discovered how to calculate the aluminum rail width: the width (hypotenuse of the <text:span text:style-name="T19">outside </text:span>cross-section) is known: for rail assemblies, the distance between the hold-down bolts dictates the maximum width of the rail assembly; for rails on the edge of a piece of wood, the width of the wood constrains the width of the rails. <text:s/><text:span text:style-name="T13">It's because we know the hypotenuse of the cross section of the rail, and we know the thickness of the rail (1/8"), so we can calulate inner and outer width of the rail.</text:span></text:p>
      <text:h text:style-name="Heading_20_3" text:outline-level="3">November 13, 2015 – rail bearings arrived; ordered <text:span text:style-name="T14">more </text:span>parts</text:h>
      <text:p text:style-name="P14">The smaller, rail assembly bearings arrived and indeed have an inside diameter of 5/16". <text:s/>Ordered a set of parts for the rail assemblies: bolts, nuts, 3/4" aluminum rail (for the assembly) and 1" aluminum rail (for the x-axis rails). <text:s/><text:span text:style-name="T14">Also ordered a tap (and handle) for cutting aluminum holes for the bearing bolts, and a set of cross dowels and pan head machine screws.</text:span></text:p>
      <text:p text:style-name="P15">These parts should let me practice building bearing assemblies and the main MDF joining method (bolt + cross dowel). <text:s/><text:span text:style-name="T15">These seems to be the tricky parts of the machine.</text:span></text:p>
      <text:h text:style-name="Heading_20_3" text:outline-level="3">November 14, 2015 – Finished creating the parts and tools list</text:h>
      <text:p text:style-name="P16">Bought a few random parts at Lowes. <text:s/>Finished reading through the book the second time, to complete the parts and tools list.</text:p>
      <text:h text:style-name="Heading_20_3" text:outline-level="3">November 15, 2015 – Created a git repo</text:h>
      <text:p text:style-name="P17">Now that the parts list is – at first blush – finished, I decided it was time to commit the project diary and parts list to GitHub: <text:a xlink:type="simple" xlink:href="https://github.com/bneedhamia/BuildYourOwnCNC" text:style-name="Internet_20_link" text:visited-style-name="Visited_20_Internet_20_Link">https://github.com/bneedhamia/BuildYourOwnCNC</text:a></text:p>
      <text:h text:style-name="Heading_20_3" text:outline-level="3">November 19, 2015 – more parts arrived; tried out different rail assemblies</text:h>
      <text:p text:style-name="P18">The bolts, nuts, aluminum rails, etc. arrived. <text:s/>I realized the 1" bolts are too long for the design described in the book, and that the design in the book seems weak (only a couple threads holding on to the aluminum rail, rather than holding the rail between two nuts). <text:s/>Decided to try out the following parts <text:s/>for a rail assembly:</text:p>
      <text:list xml:id="list1177766731701989308" text:style-name="L3">
        <text:list-item>
          <text:p text:style-name="P36">5/16" x 1" bolt, rather than the 1/4" (clearly wrong) 1" bolts in the book.</text:p>
        </text:list-item>
        <text:list-item>
          <text:p text:style-name="P36">2 nuts per bolts, rather than the 1 in the book.</text:p>
        </text:list-item>
        <text:list-item>
          <text:p text:style-name="P36">The bearing in the book.</text:p>
        </text:list-item>
        <text:list-item>
          <text:p text:style-name="P36">Maybe a lockwasher.</text:p>
        </text:list-item>
      </text:list>
      <text:p text:style-name="P18">I'm also interested in inverting the order of parts, putting the bolt head on the inside of the rail, a nut on the outside, then the bearing, then another nut. <text:s/>If I place the bearing bolt holes properly, the bolt head won't have room to turn, which will let me remove the outer nut and bearing, bolt down the rail, then reattach the bearing and outer nut.</text:p>
      <text:p text:style-name="P19"><text:soft-page-break/>I also took a look at a blade for my miter saw, so I can cut the aluminum rail: DEWALT 12-in Turbo High-Performance Aluminum Oxide Circular Saw Blade, $7 from Lowes.</text:p>
      <text:h text:style-name="Heading_20_3" text:outline-level="3">November 20, 2015 – ordered more parts</text:h>
      <text:p text:style-name="P20">Now that I know I have the right bearings, I ordered the rest (20) of the smaller bearings, for the rails.</text:p>
      <text:h text:style-name="Heading_20_3" text:outline-level="3">November 21, 2015 – Big surprises</text:h>
      <text:p text:style-name="P21">Today was a day of surprises: 1) buy MDF from a place that sells a lot of it, rather than one that sells it occasionally, and 2) my inverted-order rail assembly won't work – I need to go back to the design in the book.</text:p>
      <text:p text:style-name="P21">I was initially happy to find a local lumberyard that sold MDF and would cut it for me into 2'x4' sheets. Then I found a) half of their sheets had broken corners, b) the sheets were warped a bit, and c) their yard workers can't cut a straight line. <text:s/>So I'm s<text:span text:style-name="T20">t</text:span>arting the project with <text:s/>less-than-great materials.</text:p>
      <text:p text:style-name="P21">Second, I tried out the bolt+aluminum_rail+nut+<text:span text:style-name="T20">b</text:span>earing+nut combination for the rails. <text:s/>It all looked good until I laid the resulting test rail assembly flat on the workbench: the bolt heads inside the rail protrude, making the rail rock. <text:s/>So I need to return to the design from the book, even though I think the 2 threads of bolt holding into the rail is a bit undersized. <text:s/>This does mean I need to buy new, shorter bolts.</text:p>
      <text:p text:style-name="P22">Decided to take the plunge. <text:s/>Ordered a bunch more parts.</text:p>
      <text:h text:style-name="Heading_20_3" text:outline-level="3">November 22, 2015 – squaring up the X-axis <text:span text:style-name="T17">long sides; accuracy limits</text:span></text:h>
      <text:p text:style-name="P23">I don't have a table saw, so I'm going to be using a circular saw to cut the MDF. I bought a fine-cutting circular saw blad<text:span text:style-name="T18">e</text:span>, and am very pleased with the MDF cuts: no tearout and a nice clean cut.</text:p>
      <text:p text:style-name="P23">Today I used a piece of scrap (but straight) wood as a fence to recut the long edges of the X-axis pieces so they're as parallel as possible. <text:s/>The accuracy of these parallel lines will translate directly into the accuracy of the Y axis. <text:s/>I managed something smaller than a 1/16" error, which is about the best I can ask of MDF.</text:p>
      <text:p text:style-name="P23">This does suggest the limits of the accuracy of the final machine: if the X-axis bed width at one end is 1/16" wider than the other end, I don't see how the Y axis accuracy of the final machine can be better than 1/16". <text:s/>That is, if the Y axis gantry is snug on one end of the X axis bed, it's going to be looser by 1/16" at the other end of the X axis bed.</text:p>
      <text:h text:style-name="Heading_20_3" text:outline-level="3">November 23, 2015 – drill press arrived</text:h>
      <text:p text:style-name="P26">The drill press arrived tonight. Unfamiliar as I am with heavy-duty machinery, I was puzzled by the manual saying to use kerosene or "some other solvent" to clean off the rust-preventive goo that covered all the parts. <text:s/>I was puzzled because it warned not to use some solvents, which would eat the cast iron parts, remove paint, or leave residue. <text:s/>What solvent should I use?</text:p>
      <text:p text:style-name="P26">After much searching, I found 3 main suggestions:</text:p>
      <text:list xml:id="list5921174278710780641" text:style-name="L4">
        <text:list-item>
          <text:p text:style-name="P37">A kitchen grease cutter, such as Formula 409 or even oven cleaner.</text:p>
        </text:list-item>
        <text:list-item>
          <text:p text:style-name="P37">Kerosene</text:p>
        </text:list-item>
        <text:list-item>
          <text:p text:style-name="P37">Mineral Spirits</text:p>
        </text:list-item>
      </text:list>
      <text:p text:style-name="P26">Feeling that kerosene was way too flammable to work with, and not being sure that mineral spirits <text:soft-page-break/>would leave the surface clean, I decided to go with 409. <text:s/>We'll see how this works after Thanksgiving.</text:p>
      <text:h text:style-name="Heading_20_3" text:outline-level="3">November 29, 2015 – <text:span text:style-name="T24">m</text:span>aking the drill press safe</text:h>
      <text:p text:style-name="P27">Floor drill presses are designed to be bolted to a concrete floor. Because most of the weight is in the drill head, and because the base of the drill press is about the size of the head, the drill press can become dangerously unstable.</text:p>
      <text:p text:style-name="P27">After reviewing a few suggestions on the net, I decided to bolt the base to a 2-foot-square piece of plywood that has leveling feet attached. <text:span text:style-name="T21">Doing that made the base much more stable.</text:span></text:p>
      <text:p text:style-name="P28">I also cleaned the parts, using Formula 409. It worked fine.</text:p>
      <text:p text:style-name="P29">Also, a lot more parts arrived, including the threaded rod and rod nuts. <text:s/>The nut seems a bit tight on the rod, but I expect that will loosen up wit<text:span text:style-name="T25">h use.</text:span></text:p>
      <text:h text:style-name="Heading_20_3" text:outline-level="3">November 30, 3015 – trying out the drill press; more surprises</text:h>
      <text:p text:style-name="P30">Popped the head onto the drill press (with help); cleaned the spindle of goo (which took a while); made a trial countersink and Forstner bit cut – which turned out great.</text:p>
      <text:p text:style-name="P30">Looked at the 1 and 1/4" long bolts that will hold the two X-axis plates together. <text:s/>Found that even a 1 1/4" bolt is short for the task: once the sink for the nut is cut, the second MDF board is held by only about 1/4" of wood, which seems too little.</text:p>
      <text:p text:style-name="P30">Decided to go with 1 1/2" bolts to hold the two X-axis boards together.</text:p>
      <text:p text:style-name="P30">Started looking at how to hold down the work on the drill press, which led to designs for a drill press table. <text:s/><text:span text:style-name="T26">I'll likely need to put together something like that before I can really start using the drill press.</text:span></text:p>
      <text:p text:style-name="P38">So, to summarize: I'm making a drill press table, so I can use the drill press, to make the CNC machine, which I want to use to make stuff like the Lunar Clock project.</text:p>
      <text:h text:style-name="Heading_20_3" text:outline-level="3">December 5, 2015 – Started the first jig; my circular saw was out of square</text:h>
      <text:p text:style-name="P39">After making good progress on the drill press table, I decided to practice the bolt-and-cross-dowel method of connecting wood by using the technique on the drill press table fence. <text:s/>In looking at the fence pieces, I discovered my circular saw wasn't cutting perpendicular to the board – it was a little off. <text:s/>Looking at the circular saw angle guide, I saw it showed a little off zero. <text:s/>Resetting it to zero and testing it (by cutting a little into a board) showed it's square now. <text:s/>I'm glad I found that problem before I got too far into the CNC cuts – that would have messed up the legs of the X-axis, for a start.</text:p>
      <text:p text:style-name="P39">I used my miter saw to cut 3 copies of the hole-drilling jig from page 35. <text:s/>I want to make 3 because there are 3 different heights of bolts: one at 3/8" into one board (the most common situation); one at 3/8" + 3/8"... that is, the holes for the second set of bolts that go into the edge of the X-axis boards; and one at 3/4"...that is, the holes for the bolts that hold the X-axis rails, that go into the joint between the two X-axis boards.</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6M37S</meta:editing-duration>
    <meta:editing-cycles>49</meta:editing-cycles>
    <meta:generator>LibreOffice/5.0.2.2$Windows_x86 LibreOffice_project/37b43f919e4de5eeaca9b9755ed688758a8251fe</meta:generator>
    <dc:date>2015-12-05T22:02:52.477000000</dc:date>
    <meta:document-statistic meta:table-count="0" meta:image-count="0" meta:object-count="0" meta:page-count="5" meta:paragraph-count="94" meta:word-count="2386" meta:character-count="13504" meta:non-whitespace-character-count="11159"/>
    <meta:user-defined meta:name="Info 1"/>
    <meta:user-defined meta:name="Info 2"/>
    <meta:user-defined meta:name="Info 3"/>
    <meta:user-defined meta:name="Info 4"/>
  </office:meta>
</office:document-meta>
</file>